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7.3799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6861in"/>
    </style:style>
    <style:style style:name="Table1.B" style:family="table-column">
      <style:table-column-properties style:column-width="2.066in"/>
    </style:style>
    <style:style style:name="Table1.C" style:family="table-column">
      <style:table-column-properties style:column-width="2.3625in"/>
    </style:style>
    <style:style style:name="Table1.D" style:family="table-column">
      <style:table-column-properties style:column-width="2.2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2438in" fo:keep-together="auto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0.6528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0.6528in"/>
        </style:tab-stops>
      </style:paragraph-properties>
      <style:text-properties officeooo:paragraph-rsid="000fb53c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0.6528in"/>
        </style:tab-stops>
      </style:paragraph-properties>
      <style:text-properties officeooo:paragraph-rsid="001129f4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0dfa93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0fb53c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129f4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0dfa93" officeooo:paragraph-rsid="000dfa93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0fb53c" officeooo:paragraph-rsid="000fb53c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0.6528in"/>
        </style:tab-stops>
      </style:paragraph-properties>
      <style:text-properties officeooo:rsid="000fb53c" officeooo:paragraph-rsid="000fb53c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0fb53c" officeooo:paragraph-rsid="001129f4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1129f4" officeooo:paragraph-rsid="001129f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fa93"/>
    </style:style>
    <style:style style:name="T3" style:family="text">
      <style:text-properties fo:language="en" fo:country="US" officeooo:rsid="000fb53c"/>
    </style:style>
    <style:style style:name="T4" style:family="text">
      <style:text-properties fo:language="en" fo:country="US" officeooo:rsid="001129f4"/>
    </style:style>
    <style:style style:name="T5" style:family="text">
      <style:text-properties officeooo:rsid="000dfa93"/>
    </style:style>
    <style:style style:name="T6" style:family="text">
      <style:text-properties officeooo:rsid="000fb53c"/>
    </style:style>
    <style:style style:name="T7" style:family="text">
      <style:text-properties officeooo:rsid="001129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№ шага</text:p>
          </table:table-cell>
          <table:table-cell table:style-name="Table1.A1" office:value-type="string">
            <text:p text:style-name="P2">Состояние резольвенты, и вывод: дальнейшие действия (почему?)</text:p>
          </table:table-cell>
          <table:table-cell table:style-name="Table1.A1" office:value-type="string">
            <text:p text:style-name="P2">Для каких термов запускается алгоритм унификации: Т1=Т2 и каков результат (и подстановка)</text:p>
          </table:table-cell>
          <table:table-cell table:style-name="Table1.A1" office:value-type="string">
            <text:p text:style-name="P2">Дальнейшие действия: прямой ход или откат (почему и к чему приводит?)</text:p>
            <text:p text:style-name="P2">Комментарий, вывод…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<text:span text:style-name="T1">grandparent(max, Grandparent, _, female).</text:span></text:p>
          </table:table-cell>
          <table:table-cell table:style-name="Table1.A1" office:value-type="string">
            <text:p text:style-name="P2"><text:span text:style-name="T1">grandparent(max, Grandparent, _, female). = grand(Child, GrandParent, Line, Sex)</text:span></text:p>
            <text:p text:style-name="P2">Результат: Успех</text:p>
            <text:p text:style-name="P2"><text:span text:style-name="T1">{Child = </text:span><text:span text:style-name="T2">max</text:span><text:span text:style-name="T1">, </text:span></text:p>
            <text:p text:style-name="P2"><text:span text:style-name="T1">Grand</text:span><text:span text:style-name="T2">parent</text:span><text:span text:style-name="T1"> = GrandParent,</text:span></text:p>
            <text:p text:style-name="P2"><text:span text:style-name="T1">Sex = female}</text:span></text:p>
          </table:table-cell>
          <table:table-cell table:style-name="Table1.A1" office:value-type="string">
            <text:p text:style-name="P2">Прямой ход.</text:p>
          </table:table-cell>
        </table:table-row>
        <table:table-row table:style-name="Table1.1">
          <table:table-cell table:style-name="Table1.A1" office:value-type="string">
            <text:p text:style-name="P2"><text:span text:style-name="T1">2</text:span></text:p>
          </table:table-cell>
          <table:table-cell table:style-name="Table1.A1" office:value-type="string">
            <text:p text:style-name="P2"><text:span text:style-name="T1">parent(</text:span><text:span text:style-name="T2">max</text:span><text:span text:style-name="T1">, Parent, _),</text:span></text:p>
            <text:p text:style-name="P2"><text:span text:style-name="T1">parent(Parent, GrandParent, female)</text:span></text:p>
          </table:table-cell>
          <table:table-cell table:style-name="Table1.A1" office:value-type="string">
            <text:p text:style-name="P6"><text:span text:style-name="T1">parent(</text:span><text:span text:style-name="T2">max</text:span><text:span text:style-name="T1">, Parent, _) = parent(max, marina, female).</text:span></text:p>
            <text:p text:style-name="P2">Результат: <text:span text:style-name="T5">Успех</text:span>.</text:p>
            <text:p text:style-name="P6"><text:span text:style-name="T5">[Parent=marina]</text:span></text:p>
          </table:table-cell>
          <table:table-cell table:style-name="Table1.A1" office:value-type="string">
            <text:p text:style-name="P2">Прямой ход.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<text:span text:style-name="T1">parent(</text:span><text:span text:style-name="T2">marina</text:span><text:span text:style-name="T1">, GrandParent, female)</text:span></text:p>
          </table:table-cell>
          <table:table-cell table:style-name="Table1.A1" office:value-type="string">
            <text:p text:style-name="P6"><text:span text:style-name="T1">parent(</text:span><text:span text:style-name="T2">marina</text:span><text:span text:style-name="T1">, GrandParent, female) = parent(max, marina, female).</text:span></text:p>
            <text:p text:style-name="P2">Результат: <text:span text:style-name="T5">Нельзя унифицировать</text:span></text:p>
          </table:table-cell>
          <table:table-cell table:style-name="Table1.A1" office:value-type="string">
            <text:p text:style-name="P2">Прямой ход.</text:p>
          </table:table-cell>
        </table:table-row>
        <table:table-row table:style-name="Table1.1"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2">- // -</text:p>
          </table:table-cell>
          <table:table-cell table:style-name="Table1.A1" office:value-type="string">
            <text:p text:style-name="P2">- // -</text:p>
          </table:table-cell>
          <table:table-cell table:style-name="Table1.A1" office:value-type="string">
            <text:p text:style-name="P2">- // -</text:p>
          </table:table-cell>
        </table:table-row>
        <table:table-row table:style-name="Table1.1"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6"><text:span text:style-name="T1">parent(</text:span><text:span text:style-name="T2">marina</text:span><text:span text:style-name="T1">, GrandParent, female)</text:span></text:p>
          </table:table-cell>
          <table:table-cell table:style-name="Table1.A1" office:value-type="string">
            <text:p text:style-name="P6"><text:span text:style-name="T1">parent(</text:span><text:span text:style-name="T2">marina</text:span><text:span text:style-name="T1">, GrandParent, female) = parent(marina, nina, female).</text:span></text:p>
            <text:p text:style-name="P2">Результат: Успех</text:p>
            <text:p text:style-name="P2"><text:span text:style-name="T1">{GrandParent = </text:span><text:span text:style-name="T2">nina</text:span><text:span text:style-name="T1">}</text:span></text:p>
          </table:table-cell>
          <table:table-cell table:style-name="Table1.A1" office:value-type="string">
            <text:p text:style-name="P2">Резольвента пуста. Решение получено</text:p>
            <text:p text:style-name="P2"><text:span text:style-name="T1">{ GrandParent = </text:span><text:span text:style-name="T2">nina</text:span><text:span text:style-name="T1"> }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Пусто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Откат к <text:span text:style-name="T6">5</text:span>.</text:p>
          </table:table-cell>
        </table:table-row>
        <table:table-row table:style-name="Table1.1"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7"><text:span text:style-name="T1">parent(</text:span><text:span text:style-name="T2">marina</text:span><text:span text:style-name="T1">, GrandParent, female)</text:span></text:p>
          </table:table-cell>
          <table:table-cell table:style-name="Table1.A1" office:value-type="string">
            <text:p text:style-name="P7"><text:span text:style-name="T1">parent(</text:span><text:span text:style-name="T2">marina</text:span><text:span text:style-name="T1">, GrandParent, female) = parent(marina, mark, male).</text:span></text:p>
            <text:p text:style-name="P2">Результат: Нельзя унифицировать.</text:p>
          </table:table-cell>
          <table:table-cell table:style-name="Table1.A1" office:value-type="string">
            <text:p text:style-name="P2">Прямой ход.</text:p>
          </table:table-cell>
        </table:table-row>
        <table:table-row table:style-name="Table1.1">
          <table:table-cell table:style-name="Table1.A1" office:value-type="string">
            <text:p text:style-name="P10">6-8</text:p>
          </table:table-cell>
          <table:table-cell table:style-name="Table1.A1" office:value-type="string">
            <text:p text:style-name="P2"><text:span text:style-name="T1">-</text:span> // -</text:p>
          </table:table-cell>
          <table:table-cell table:style-name="Table1.A1" office:value-type="string">
            <text:p text:style-name="P2">- // -</text:p>
          </table:table-cell>
          <table:table-cell table:style-name="Table1.A1" office:value-type="string">
            <text:p text:style-name="P2">- // -</text:p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7"><text:span text:style-name="T1">parent(</text:span><text:span text:style-name="T2">marina</text:span><text:span text:style-name="T1">, GrandParent, female)</text:span></text:p>
          </table:table-cell>
          <table:table-cell table:style-name="Table1.A1" office:value-type="string">
            <text:p text:style-name="P4"><text:span text:style-name="T1">parent(</text:span><text:span text:style-name="T2">marina</text:span><text:span text:style-name="T1">, GrandParent, female) = parent(vladimir, valeriy, male)</text:span></text:p>
            <text:p text:style-name="P3">Результат: Нельзя унифицировать.</text:p>
          </table:table-cell>
          <table:table-cell table:style-name="Table1.A1" office:value-type="string">
            <text:p text:style-name="P2">Дошли до конца процедуры <text:span text:style-name="T1">parent</text:span>.</text:p>
            <text:p text:style-name="P2">Откат к <text:span text:style-name="T6">2</text:span>.</text:p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7"><text:span text:style-name="T1">parent(</text:span><text:span text:style-name="T2">max</text:span><text:span text:style-name="T1">, Parent, _),</text:span></text:p>
            <text:p text:style-name="P7"><text:span text:style-name="T1">parent(Parent, GrandParent, female)</text:span></text:p>
          </table:table-cell>
          <table:table-cell table:style-name="Table1.A1" office:value-type="string">
            <text:p text:style-name="P4"><text:span text:style-name="T1">parent(</text:span><text:span text:style-name="T2">max</text:span><text:span text:style-name="T1">, Parent, _), = parent(max, dima, male).</text:span></text:p>
            <text:p text:style-name="P3">Результат: <text:s/><text:span text:style-name="T6">Успех</text:span>.</text:p>
            <text:p text:style-name="P11">[Parent = dima]</text:p>
          </table:table-cell>
          <table:table-cell table:style-name="Table1.A1" office:value-type="string">
            <text:p text:style-name="P10">Прямой ход</text:p>
          </table:table-cell>
        </table:table-row>
        <table:table-row table:style-name="Table1.1">
          <table:table-cell table:style-name="Table1.A1" office:value-type="string">
            <text:p text:style-name="P2">14 – 1<text:span text:style-name="T6">7</text:span></text:p>
          </table:table-cell>
          <table:table-cell table:style-name="Table1.A1" office:value-type="string">
            <text:p text:style-name="P2"><text:span text:style-name="T1">parent(Parent, </text:span><text:span text:style-name="T3">dima</text:span><text:span text:style-name="T1">, female)</text:span></text:p>
          </table:table-cell>
          <table:table-cell table:style-name="Table1.A1" office:value-type="string">
            <text:p text:style-name="P4"><text:span text:style-name="T1">parent(Parent, </text:span><text:span text:style-name="T3">dima</text:span><text:span text:style-name="T1">, female) = parent(max, marina, female).</text:span></text:p>
            <text:p text:style-name="P3">Результат: Нельзя унифицировать.</text:p>
          </table:table-cell>
          <table:table-cell table:style-name="Table1.A1" office:value-type="string">
            <text:p text:style-name="P10">Прямой ход</text:p>
          </table:table-cell>
        </table:table-row>
        <table:table-row table:style-name="Table1.1">
          <table:table-cell table:style-name="Table1.A1" office:value-type="string">
            <text:p text:style-name="P10">18</text:p>
          </table:table-cell>
          <table:table-cell table:style-name="Table1.A1" office:value-type="string">
            <text:p text:style-name="P7"><text:span text:style-name="T1">parent(Parent, </text:span><text:span text:style-name="T3">dima</text:span><text:span text:style-name="T1">, female)</text:span></text:p>
          </table:table-cell>
          <table:table-cell table:style-name="Table1.A1" office:value-type="string">
            <text:p text:style-name="P7"><text:span text:style-name="T1">parent(Parent, </text:span><text:span text:style-name="T3">dima</text:span><text:span text:style-name="T1">, female)= parent(dima, grandmarina, female).</text:span></text:p>
            <text:p text:style-name="P7">Результат: Успех</text:p>
            <text:p text:style-name="P4"><text:span text:style-name="T1">{GrandParent = </text:span><text:span text:style-name="T3">grandmarina</text:span><text:span text:style-name="T1">}</text:span></text:p>
          </table:table-cell>
          <table:table-cell table:style-name="Table1.A1" office:value-type="string">
            <text:p text:style-name="P7">Резольвента пуста. Решение получено</text:p>
            <text:p text:style-name="P7"><text:span text:style-name="T1">{ GrandParent = </text:span><text:span text:style-name="T3">grandmarina</text:span><text:span text:style-name="T1"> }</text:span></text:p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0">Пусто</text:p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10">Откат к 18</text:p>
          </table:table-cell>
        </table:table-row>
        <table:table-row table:style-name="Table1.1">
          <table:table-cell table:style-name="Table1.A14" office:value-type="string">
            <text:p text:style-name="P10">19-20</text:p>
          </table:table-cell>
          <table:table-cell table:style-name="Table1.A14" office:value-type="string">
            <text:p text:style-name="P10"><text:span text:style-name="T1">parent(Parent, dima, female)</text:span></text:p>
          </table:table-cell>
          <table:table-cell table:style-name="Table1.A14" office:value-type="string">
            <text:p text:style-name="P7"><text:span text:style-name="T1">parent(Parent, </text:span><text:span text:style-name="T3">dima</text:span><text:span text:style-name="T1">, female)</text:span><text:span text:style-name="T3">=parent(dima, grandvladimir, male).</text:span></text:p>
            <text:p text:style-name="P4"><text:span text:style-name="T3">Результат: Нельзя </text:span><text:soft-page-break/><text:span text:style-name="T3">унифицировать.</text:span></text:p>
          </table:table-cell>
          <table:table-cell table:style-name="Table1.A14" office:value-type="string">
            <text:p text:style-name="P10">Прямой ход</text:p>
          </table:table-cell>
        </table:table-row>
        <table:table-row table:style-name="Table1.16">
          <table:table-cell table:style-name="Table1.A14" office:value-type="string">
            <text:p text:style-name="P10">21</text:p>
          </table:table-cell>
          <table:table-cell table:style-name="Table1.A14" office:value-type="string">
            <text:p text:style-name="P12"><text:span text:style-name="T1">parent(Parent, dima, female)</text:span></text:p>
          </table:table-cell>
          <table:table-cell table:style-name="Table1.A14" office:value-type="string">
            <text:p text:style-name="P8"><text:span text:style-name="T1">parent(Parent, </text:span><text:span text:style-name="T3">dima</text:span><text:span text:style-name="T1">, female)</text:span><text:span text:style-name="T3">=parent(vladimir, marina, female).</text:span></text:p>
            <text:p text:style-name="P5"><text:span text:style-name="T3">Результат: Нельзя унифицировать.</text:span></text:p>
          </table:table-cell>
          <table:table-cell table:style-name="Table1.A14" office:value-type="string">
            <text:p text:style-name="P8">Дошли до конца процедуры <text:span text:style-name="T1">parent</text:span>.</text:p>
            <text:p text:style-name="P8"><text:span text:style-name="T6">Откат к </text:span><text:span text:style-name="T7">13</text:span><text:span text:style-name="T6">.</text:span></text:p>
          </table:table-cell>
        </table:table-row>
        <table:table-row table:style-name="Table1.16">
          <table:table-cell table:style-name="Table1.A14" office:value-type="string">
            <text:p text:style-name="P13">22-26</text:p>
          </table:table-cell>
          <table:table-cell table:style-name="Table1.A14" office:value-type="string">
            <text:p text:style-name="P8"><text:span text:style-name="T1">parent(</text:span><text:span text:style-name="T2">max</text:span><text:span text:style-name="T1">, Parent, _),</text:span></text:p>
            <text:p text:style-name="P12"><text:span text:style-name="T1">parent(Parent, GrandParent, female)</text:span></text:p>
          </table:table-cell>
          <table:table-cell table:style-name="Table1.A14" office:value-type="string">
            <text:p text:style-name="P8"><text:span text:style-name="T1">parent(</text:span><text:span text:style-name="T2">max</text:span><text:span text:style-name="T1">, Parent, _)</text:span><text:span text:style-name="T4">=parent(marina, nina, female).</text:span></text:p>
            <text:p text:style-name="P5"><text:span text:style-name="T3">Результат: Нельзя унифицировать.</text:span></text:p>
          </table:table-cell>
          <table:table-cell table:style-name="Table1.A14" office:value-type="string">
            <text:p text:style-name="P13">Прямой ход</text:p>
          </table:table-cell>
        </table:table-row>
        <table:table-row table:style-name="Table1.16">
          <table:table-cell table:style-name="Table1.A14" office:value-type="string">
            <text:p text:style-name="P13">27</text:p>
          </table:table-cell>
          <table:table-cell table:style-name="Table1.A14" office:value-type="string">
            <text:p text:style-name="P8"><text:span text:style-name="T1">parent(</text:span><text:span text:style-name="T2">max</text:span><text:span text:style-name="T1">, Parent, _),</text:span></text:p>
            <text:p text:style-name="P12"><text:span text:style-name="T1">parent(Parent, GrandParent, female)</text:span></text:p>
          </table:table-cell>
          <table:table-cell table:style-name="Table1.A14" office:value-type="string">
            <text:p text:style-name="P8"><text:span text:style-name="T1">parent(</text:span><text:span text:style-name="T2">max</text:span><text:span text:style-name="T1">, Parent, _)</text:span><text:span text:style-name="T4">=parent(vladimir, marina, female).</text:span></text:p>
            <text:p text:style-name="P5"><text:span text:style-name="T3">Результат: Нельзя унифицировать.</text:span></text:p>
          </table:table-cell>
          <table:table-cell table:style-name="Table1.A14" office:value-type="string">
            <text:p text:style-name="P8">Дошли до конца процедуры <text:span text:style-name="T1">parent</text:span>.</text:p>
            <text:p text:style-name="P13"><text:span text:style-name="T6">Откат к </text:span>1<text:span text:style-name="T6">.</text:span></text:p>
          </table:table-cell>
        </table:table-row>
        <table:table-row table:style-name="Table1.16">
          <table:table-cell table:style-name="Table1.A14" office:value-type="string">
            <text:p text:style-name="P13">28</text:p>
          </table:table-cell>
          <table:table-cell table:style-name="Table1.A14" office:value-type="string">
            <text:p text:style-name="P8"><text:span text:style-name="T1">grandparent(max, Grandparent, _, female).</text:span></text:p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13">Дошли до конца процедуры grand.</text:p>
            <text:p text:style-name="P13">Конец работы.</text:p>
            <text:p text:style-name="P13">Результат: {Grandparent=nina; Grandparent=grandmarina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74in" fo:margin-left="0.3937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2 ITCapital</meta:initial-creator>
    <meta:editing-cycles>8</meta:editing-cycles>
    <meta:creation-date>2022-04-22T12:48:00</meta:creation-date>
    <dc:date>2022-04-28T08:23:17.773513672</dc:date>
    <meta:editing-duration>PT2H27M17S</meta:editing-duration>
    <meta:generator>LibreOffice/6.4.7.2$Linux_X86_64 LibreOffice_project/40$Build-2</meta:generator>
    <meta:document-statistic meta:table-count="1" meta:image-count="0" meta:object-count="0" meta:page-count="2" meta:paragraph-count="103" meta:word-count="338" meta:character-count="2618" meta:non-whitespace-character-count="23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